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1">
      <style:text-properties fo:font-weight="bold" style:font-weight-asian="bold" style:font-weight-complex="bold"/>
    </style:style>
    <style:style style:name="P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DES FILES</text:p>
      <text:p text:style-name="P3"/>
      <text:p text:style-name="Standard"/>
      <text:p text:style-name="P3"><text:tab/>PROBLEM 2</text:p>
      <text:p text:style-name="P3"/>
      <text:list xml:id="list1101155700" text:style-name="L1">
        <text:list-item>
          <text:p text:style-name="P4">linear_least_square_regression.m</text:p>
          <text:p text:style-name="P4"/>
          <text:list>
            <text:list-header>
              <text:p text:style-name="P1">function [w] = linear_least_squares_learner(train,label_train)</text:p>
            </text:list-header>
            <text:list-item>
              <text:p text:style-name="P1">[m n] = size(train);</text:p>
            </text:list-item>
            <text:list-item>
              <text:p text:style-name="P1">train2 = train(:,1);</text:p>
            </text:list-item>
            <text:list-item>
              <text:p text:style-name="P1">for i=2:n</text:p>
            </text:list-item>
            <text:list-item>
              <text:p text:style-name="P1"><text:s text:c="4"/>train2 = [train2 , train(:,i)];</text:p>
            </text:list-item>
            <text:list-item>
              <text:p text:style-name="P1">end</text:p>
            </text:list-item>
            <text:list-item>
              <text:p text:style-name="P1">train = [train2 , ones(m,1)];</text:p>
            </text:list-item>
            <text:list-item>
              <text:p text:style-name="P1">w = (train'*train);</text:p>
            </text:list-item>
            <text:list-item>
              <text:p text:style-name="P1">w = inv(w);</text:p>
            </text:list-item>
            <text:list-item>
              <text:p text:style-name="P1">w = w*train';</text:p>
            </text:list-item>
            <text:list-item>
              <text:p text:style-name="P1">w = w*label_train;</text:p>
            </text:list-item>
            <text:list-item>
              <text:p text:style-name="P1">save('2a.mat','w');</text:p>
            </text:list-item>
            <text:list-item>
              <text:p text:style-name="P1">end</text:p>
            </text:list-item>
          </text:list>
        </text:list-item>
      </text:list>
      <text:p text:style-name="P3"/>
      <text:list xml:id="list783719201" text:continue-numbering="true" text:style-name="L1">
        <text:list-item>
          <text:p text:style-name="P4">linear_predictor.m</text:p>
          <text:p text:style-name="P4"/>
          <text:list>
            <text:list-header>
              <text:p text:style-name="P1">function [ypred] = linear_predictor(test)</text:p>
            </text:list-header>
            <text:list-item>
              <text:p text:style-name="P1">load('2a.mat');</text:p>
            </text:list-item>
            <text:list-item>
              <text:p text:style-name="P1">[m n] = size(test);</text:p>
            </text:list-item>
            <text:list-item>
              <text:p text:style-name="P1">size(test)</text:p>
            </text:list-item>
            <text:list-item>
              <text:p text:style-name="P1">test = [test <text:s/>ones(m,1)]</text:p>
            </text:list-item>
            <text:list-item>
              <text:p text:style-name="P1">size(test)</text:p>
            </text:list-item>
            <text:list-item>
              <text:p text:style-name="P1">size(w)</text:p>
            </text:list-item>
            <text:list-item>
              <text:p text:style-name="P1">ypred = (w')*(test') ;</text:p>
            </text:list-item>
            <text:list-item>
              <text:p text:style-name="P1">save('2d2.mat','ypred');</text:p>
            </text:list-item>
            <text:list-item>
              <text:p text:style-name="P1">end</text:p>
            </text:list-item>
          </text:list>
        </text:list-item>
      </text:list>
      <text:p text:style-name="Standard"/>
      <text:list xml:id="list1434123689" text:continue-numbering="true" text:style-name="L1">
        <text:list-item>
          <text:p text:style-name="P4">linear_ridge_learner.m</text:p>
          <text:p text:style-name="P4"/>
          <text:list>
            <text:list-header>
              <text:p text:style-name="P1">function [w] = linear_ridge_learner(train,label_train,lambda)</text:p>
            </text:list-header>
            <text:list-item>
              <text:p text:style-name="P1">[m n] = size(train);</text:p>
            </text:list-item>
            <text:list-item>
              <text:p text:style-name="P1">train = [train , ones(m,1)];</text:p>
            </text:list-item>
            <text:list-item>
              <text:p text:style-name="P1">w = (train'*train);</text:p>
            </text:list-item>
            <text:list-item>
              <text:p text:style-name="P1">w = w + lambda*eye(size(w,1),size(w,2));</text:p>
            </text:list-item>
            <text:list-item>
              <text:p text:style-name="P1">w = inv(w);</text:p>
            </text:list-item>
            <text:list-item>
              <text:p text:style-name="P1">w = w*train';</text:p>
            </text:list-item>
            <text:list-item>
              <text:p text:style-name="P1">w = w*label_train;</text:p>
            </text:list-item>
            <text:list-item>
              <text:p text:style-name="P1">save('2d.mat','w');</text:p>
            </text:list-item>
            <text:list-item>
              <text:p text:style-name="P1">end</text:p>
              <text:p text:style-name="P4"/>
            </text:list-item>
          </text:list>
        </text:list-item>
      </text:list>
      <text:p text:style-name="P5"/>
      <text:list xml:id="list1251816855" text:continue-numbering="true" text:style-name="L1">
        <text:list-item>
          <text:p text:style-name="P4">linear_predictor_d.m</text:p>
          <text:p text:style-name="P4"/>
          <text:list>
            <text:list-header>
              <text:p text:style-name="P1">function [ypred] = linear_predictor_d(test)</text:p>
            </text:list-header>
            <text:list-item>
              <text:p text:style-name="P1">load('2d.mat');</text:p>
            </text:list-item>
            <text:list-item>
              <text:p text:style-name="P1">[m n] = size(test);</text:p>
            </text:list-item>
            <text:list-item>
              <text:p text:style-name="P1">test = [test , ones(m,1)]</text:p>
            </text:list-item>
            <text:list-item>
              <text:p text:style-name="P1">ypred = w'*test' ;</text:p>
            </text:list-item>
            <text:list-item>
              <text:p text:style-name="P1">save('2d2.mat','ypred');</text:p>
            </text:list-item>
            <text:list-item>
              <text:p text:style-name="P1">end</text:p>
              <text:p text:style-name="P4"/>
            </text:list-item>
          </text:list>
        </text:list-item>
        <text:list-item>
          <text:p text:style-name="P4">kernel_ridge_learner.m</text:p>
          <text:p text:style-name="P4"/>
          <text:list>
            <text:list-header>
              <text:p text:style-name="P1">function [w] = kernel_ridge_learner(train,label_train,lambda,kernel,d)</text:p>
            </text:list-header>
            <text:list-item>
              <text:p text:style-name="P1">[m n] = size(train);</text:p>
            </text:list-item>
            <text:list-item>
              <text:p text:style-name="P1">K = computeKernel(train,train,kernel,d);</text:p>
            </text:list-item>
            <text:list-item>
              <text:p text:style-name="P1">w = K;</text:p>
            </text:list-item>
            <text:list-item>
              <text:p text:style-name="P1">w = w + lambda*eye(size(w,1),size(w,2));</text:p>
            </text:list-item>
            <text:list-item>
              <text:p text:style-name="P1">w = inv(w);</text:p>
            </text:list-item>
            <text:list-item>
              <text:p text:style-name="P1">w = w*label_train;</text:p>
            </text:list-item>
            <text:list-item>
              <text:p text:style-name="P1">save('2e.mat','w');</text:p>
            </text:list-item>
            <text:list-item>
              <text:p text:style-name="P1">end</text:p>
              <text:p text:style-name="P4"/>
            </text:list-item>
          </text:list>
        </text:list-item>
        <text:list-item>
          <text:p text:style-name="P4">kernel_predictor.m</text:p>
          <text:p text:style-name="P4"/>
          <text:list>
            <text:list-header>
              <text:p text:style-name="P1">function [ypred] = kernel_predictor(test,train,kernel,d)</text:p>
            </text:list-header>
            <text:list-item>
              <text:p text:style-name="P1">load('2e.mat');</text:p>
            </text:list-item>
            <text:list-item>
              <text:p text:style-name="P1">[m n] = size(test);</text:p>
            </text:list-item>
            <text:list-item>
              <text:p text:style-name="P1">ypred = zeros(size(test,1),1);</text:p>
            </text:list-item>
            <text:list-item>
              <text:p text:style-name="P1">for i=1:size(test,1)</text:p>
            </text:list-item>
            <text:list-item>
              <text:p text:style-name="P1"><text:s text:c="4"/>K = computeKernel(test(i,:),train,kernel,d);</text:p>
            </text:list-item>
            <text:list-item>
              <text:p text:style-name="P1">size(K);</text:p>
            </text:list-item>
            <text:list-item>
              <text:p text:style-name="P1">size(w);</text:p>
            </text:list-item>
            <text:list-item>
              <text:p text:style-name="P1"><text:s text:c="4"/>ypred(i) = K*w;</text:p>
            </text:list-item>
            <text:list-item>
              <text:p text:style-name="P1">end</text:p>
            </text:list-item>
            <text:list-item>
              <text:p text:style-name="P1">save('2e2.mat','ypred');</text:p>
            </text:list-item>
            <text:list-item>
              <text:p text:style-name="P1">end</text:p>
              <text:p text:style-name="P4"/>
            </text:list-item>
          </text:list>
        </text:list-item>
        <text:list-item>
          <text:p text:style-name="P4">squared_error.m</text:p>
          <text:p text:style-name="P4"/>
          <text:list>
            <text:list-header>
              <text:p text:style-name="P1">function [err] = squared_error(y_pred,y_true)</text:p>
            </text:list-header>
            <text:list-item>
              <text:p text:style-name="P1">% This function computes the average squared error between the predicted</text:p>
            </text:list-item>
            <text:list-item>
              <text:p text:style-name="P1">% value vector and the actual value vector.</text:p>
            </text:list-item>
            <text:list-item>
              <text:p text:style-name="P1">% y_pred - predicted real value vector of size <text:s/>(n*1)</text:p>
            </text:list-item>
            <text:list-item>
              <text:p text:style-name="P1">% y_true - actual real value vector of size (n*1)</text:p>
            </text:list-item>
            <text:list-item>
              <text:p text:style-name="P1"></text:p>
            </text:list-item>
            <text:list-item>
              <text:p text:style-name="P1">%Output</text:p>
            </text:list-item>
            <text:list-item>
              <text:p text:style-name="P1">%err - mean squared error between y_pred and y_true.</text:p>
            </text:list-item>
            <text:list-item>
              <text:p text:style-name="P1"></text:p>
            </text:list-item>
            <text:list-item>
              <text:p text:style-name="P1">err = mean((y_pred-y_true).^2);</text:p>
            </text:list-item>
            <text:list-item>
              <text:p text:style-name="P1">end</text:p>
            </text:list-item>
          </text:list>
        </text:list-item>
      </text:list>
      <text:p text:style-name="P3"/>
      <text:p text:style-name="Standard"><text:soft-page-break/><text:tab/></text:p>
      <text:p text:style-name="P3"><text:tab/>PROBLEM 3</text:p>
      <text:p text:style-name="P3"/>
      <text:list xml:id="list1678485053" text:continue-numbering="true" text:style-name="L1">
        <text:list-item>
          <text:p text:style-name="P4">SVM_learner.m</text:p>
        </text:list-item>
      </text:list>
      <text:p text:style-name="P3"/>
      <text:list xml:id="list382441717" text:continue-numbering="true" text:style-name="L1">
        <text:list-item>
          <text:list>
            <text:list-header>
              <text:p text:style-name="P1">function[model] <text:s/>= SVM_learner(traindata,trainlabels,kernel,d,C,eps)</text:p>
            </text:list-header>
            <text:list-item>
              <text:p text:style-name="P1"><text:s text:c="4"/>[m n] = size(traindata);</text:p>
            </text:list-item>
            <text:list-item>
              <text:p text:style-name="P1"><text:s text:c="4"/></text:p>
            </text:list-item>
            <text:list-item>
              <text:p text:style-name="P1"><text:s text:c="4"/>%compute the Kernel</text:p>
            </text:list-item>
            <text:list-item>
              <text:p text:style-name="P1"><text:s text:c="4"/>K = computeKernel(traindata,traindata,kernel,d);</text:p>
            </text:list-item>
            <text:list-item>
              <text:p text:style-name="P1"><text:s text:c="4"/></text:p>
            </text:list-item>
            <text:list-item>
              <text:p text:style-name="P1"><text:s text:c="4"/>%compute the Hessian Matrix</text:p>
            </text:list-item>
            <text:list-item>
              <text:p text:style-name="P1"><text:s text:c="4"/>H = [K -K; -K K];</text:p>
            </text:list-item>
            <text:list-item>
              <text:p text:style-name="P1"><text:s text:c="4"/>alphas = zeros(2*m,1);</text:p>
            </text:list-item>
            <text:list-item>
              <text:p text:style-name="P1"><text:s text:c="4"/></text:p>
            </text:list-item>
            <text:list-item>
              <text:p text:style-name="P1"><text:s text:c="4"/>%compute f</text:p>
            </text:list-item>
            <text:list-item>
              <text:p text:style-name="P1"><text:s text:c="4"/>f1 = eps - trainlabels ;</text:p>
            </text:list-item>
            <text:list-item>
              <text:p text:style-name="P1"><text:s text:c="4"/>f2 = eps + trainlabels ;</text:p>
            </text:list-item>
            <text:list-item>
              <text:p text:style-name="P1"><text:s text:c="4"/>f = [f1 ; f2] ;</text:p>
            </text:list-item>
            <text:list-item>
              <text:p text:style-name="P1"><text:s text:c="4"/></text:p>
            </text:list-item>
            <text:list-item>
              <text:p text:style-name="P1"><text:s text:c="4"/>%put lower and upper bounds</text:p>
            </text:list-item>
            <text:list-item>
              <text:p text:style-name="P1"><text:s text:c="4"/>lb = zeros(2*m,1);</text:p>
            </text:list-item>
            <text:list-item>
              <text:p text:style-name="P1"><text:s text:c="4"/>ub = C*ones(2*m,1);</text:p>
            </text:list-item>
            <text:list-item>
              <text:p text:style-name="P1"><text:s text:c="4"/></text:p>
            </text:list-item>
            <text:list-item>
              <text:p text:style-name="P1"><text:s text:c="4"/>%put equality constraints</text:p>
            </text:list-item>
            <text:list-item>
              <text:p text:style-name="P1"><text:s text:c="4"/>Aeq = [ones(m,1) ; (-1)*ones(m,1)]';</text:p>
            </text:list-item>
            <text:list-item>
              <text:p text:style-name="P1"><text:s text:c="4"/>beq = 0;%zeros(2*m,1);</text:p>
            </text:list-item>
            <text:list-item>
              <text:p text:style-name="P1"><text:s text:c="4"/></text:p>
            </text:list-item>
            <text:list-item>
              <text:p text:style-name="P1"><text:s text:c="4"/>%set options</text:p>
            </text:list-item>
            <text:list-item>
              <text:p text:style-name="P1"><text:s text:c="4"/>options = optimset('quadprog');</text:p>
            </text:list-item>
            <text:list-item>
              <text:p text:style-name="P1"><text:s text:c="4"/>options.MaxIter = 20;</text:p>
            </text:list-item>
            <text:list-item>
              <text:p text:style-name="P1"><text:s text:c="4"/>options.Algorithm = 'interior-point-convex' ;</text:p>
            </text:list-item>
            <text:list-item>
              <text:p text:style-name="P1"></text:p>
            </text:list-item>
            <text:list-item>
              <text:p text:style-name="P1"><text:s text:c="3"/>%call quadprog</text:p>
            </text:list-item>
            <text:list-item>
              <text:p text:style-name="P1"><text:s text:c="3"/>[alphas fvals] = quadprog(H,f,[],[],Aeq,beq,lb,ub,[],options);</text:p>
            </text:list-item>
            <text:list-item>
              <text:p text:style-name="P1"><text:s text:c="3"/></text:p>
            </text:list-item>
            <text:list-item>
              <text:p text:style-name="P1"><text:s text:c="3"/>save mydata</text:p>
            </text:list-item>
            <text:list-item>
              <text:p text:style-name="P1"><text:s text:c="3"/></text:p>
            </text:list-item>
            <text:list-item>
              <text:p text:style-name="P1"><text:s text:c="3"/>x = [traindata ; traindata];</text:p>
            </text:list-item>
            <text:list-item>
              <text:p text:style-name="P1"><text:s text:c="3"/>w = Aeq * x ;</text:p>
            </text:list-item>
            <text:list-item>
              <text:p text:style-name="P1"><text:s text:c="4"/></text:p>
            </text:list-item>
            <text:list-item>
              <text:p text:style-name="P1"><text:s text:c="3"/>model.alphas = alphas;</text:p>
            </text:list-item>
            <text:list-item>
              <text:p text:style-name="P1"><text:s text:c="3"/>model.fval = fvals;</text:p>
            </text:list-item>
            <text:list-item>
              <text:p text:style-name="P1"><text:s text:c="3"/>model.w = w;</text:p>
            </text:list-item>
            <text:list-item>
              <text:p text:style-name="P1">save alldata.mat</text:p>
            </text:list-item>
            <text:list-item>
              <text:p text:style-name="P1">end</text:p>
            </text:list-item>
          </text:list>
        </text:list-item>
      </text:list>
      <text:p text:style-name="P3"/>
      <text:p text:style-name="P5"/>
      <text:list xml:id="list672555728" text:continue-numbering="true" text:style-name="L1">
        <text:list-item>
          <text:p text:style-name="P4">kernel_predictor.m</text:p>
          <text:p text:style-name="P4"/>
          <text:list>
            <text:list-header>
              <text:p text:style-name="P1">function [ypred] = kernel_predictor(test,train,kernel,d,model)</text:p>
            </text:list-header>
            <text:list-item>
              <text:p text:style-name="P1">[m n] = size(test);</text:p>
            </text:list-item>
            <text:list-item>
              <text:p text:style-name="P1">ypred = zeros(size(test,1),1);</text:p>
            </text:list-item>
            <text:list-item>
              <text:p text:style-name="P1">for i=1:size(test,1)</text:p>
            </text:list-item>
            <text:list-item>
              <text:p text:style-name="P1"><text:s text:c="4"/>K = computeKernel(test(i,:),train,kernel,d);</text:p>
            </text:list-item>
            <text:list-item>
              <text:p text:style-name="P1">size(K)</text:p>
            </text:list-item>
            <text:list-item>
              <text:p text:style-name="P1">ypred(i) = (model.alphas)' * ([K' ; -K']); </text:p>
            </text:list-item>
            <text:list-item>
              <text:p text:style-name="P1">end</text:p>
            </text:list-item>
            <text:list-item>
              <text:p text:style-name="P1">save('2e2.mat','ypred');</text:p>
            </text:list-item>
            <text:list-item>
              <text:p text:style-name="P1">end</text:p>
            </text:list-item>
          </text:list>
        </text:list-item>
      </text:list>
      <text:p text:style-name="P3"/>
      <text:p text:style-name="P5"/>
      <text:p text:style-name="P3"><text:tab/>PROBLEM 4</text:p>
      <text:p text:style-name="P3"/>
      <text:list xml:id="list608395495" text:continue-numbering="true" text:style-name="L1">
        <text:list-item>
          <text:p text:style-name="P4">kNN.m</text:p>
          <text:p text:style-name="P4"/>
          <text:list>
            <text:list-header>
              <text:p text:style-name="P1">function pred = kNN( X_train, y_train, k, r, x_test) </text:p>
            </text:list-header>
            <text:list-item>
              <text:p text:style-name="P1"><text:s text:c="4"/>% getting size of training set</text:p>
            </text:list-item>
            <text:list-item>
              <text:p text:style-name="P1"><text:s text:c="4"/>[m n] = size( X_train);</text:p>
            </text:list-item>
            <text:list-item>
              <text:p text:style-name="P1"><text:s text:c="4"/></text:p>
            </text:list-item>
            <text:list-item>
              <text:p text:style-name="P1"><text:s text:c="4"/>mp = zeros( m, 1);</text:p>
            </text:list-item>
            <text:list-item>
              <text:p text:style-name="P1"><text:s text:c="4"/>kmap = zeros( m, 1);</text:p>
            </text:list-item>
            <text:list-item>
              <text:p text:style-name="P1"><text:s text:c="4"/>indices = zeros( m, 1);</text:p>
            </text:list-item>
            <text:list-item>
              <text:p text:style-name="P1"><text:s text:c="4"/></text:p>
            </text:list-item>
            <text:list-item>
              <text:p text:style-name="P1"><text:s text:c="4"/>% calculating distances</text:p>
            </text:list-item>
            <text:list-item>
              <text:p text:style-name="P1"><text:s text:c="4"/>for i = 1 : m</text:p>
            </text:list-item>
            <text:list-item>
              <text:p text:style-name="P1"><text:s text:c="8"/>diff = ( x_test - X_train( i, :)) .^ 2;</text:p>
            </text:list-item>
            <text:list-item>
              <text:p text:style-name="P1"><text:s text:c="8"/>dist = sum( diff);</text:p>
            </text:list-item>
            <text:list-item>
              <text:p text:style-name="P1"><text:s text:c="8"/>mp( i) = sqrt( dist);</text:p>
            </text:list-item>
            <text:list-item>
              <text:p text:style-name="P1"><text:s text:c="4"/>end</text:p>
            </text:list-item>
            <text:list-item>
              <text:p text:style-name="P1"><text:s text:c="4"/></text:p>
            </text:list-item>
            <text:list-item>
              <text:p text:style-name="P1"><text:s text:c="4"/>% sorting based on distances</text:p>
            </text:list-item>
            <text:list-item>
              <text:p text:style-name="P1"><text:s text:c="4"/>[ kmap, indices] = sort( mp);</text:p>
            </text:list-item>
            <text:list-item>
              <text:p text:style-name="P1"><text:s text:c="4"/></text:p>
            </text:list-item>
            <text:list-item>
              <text:p text:style-name="P1"><text:s text:c="4"/>decision = zeros( r, 1);</text:p>
            </text:list-item>
            <text:list-item>
              <text:p text:style-name="P1"><text:s text:c="4"/></text:p>
            </text:list-item>
            <text:list-item>
              <text:p text:style-name="P1"><text:s text:c="4"/>%selecting nearest k neighbours</text:p>
            </text:list-item>
            <text:list-item>
              <text:p text:style-name="P1"><text:s text:c="4"/>for i = 1 : k</text:p>
            </text:list-item>
            <text:list-item>
              <text:p text:style-name="P1"><text:s text:c="8"/>decision( y_train( indices( i)) + 1) = decision( y_train( indices( i)) + 1) + 1;</text:p>
            </text:list-item>
            <text:list-item>
              <text:p text:style-name="P1"><text:s text:c="4"/>end</text:p>
            </text:list-item>
            <text:list-item>
              <text:p text:style-name="P1"><text:s text:c="4"/></text:p>
            </text:list-item>
            <text:list-item>
              <text:p text:style-name="P1"><text:s text:c="4"/>[ digit pos] = max( decision);</text:p>
            </text:list-item>
            <text:list-item>
              <text:p text:style-name="P1"></text:p>
            </text:list-item>
            <text:list-item>
              <text:p text:style-name="P1"><text:s text:c="4"/>pred = pos - 1;</text:p>
            </text:list-item>
            <text:list-item>
              <text:p text:style-name="P1">end</text:p>
              <text:p text:style-name="P4"/>
            </text:list-item>
          </text:list>
        </text:list-item>
        <text:list-item>
          <text:p text:style-name="P4">multiclass_error.m</text:p>
        </text:list-item>
      </text:list>
      <text:p text:style-name="P3"/>
      <text:list xml:id="list403212238" text:continue-numbering="true" text:style-name="L1">
        <text:list-item>
          <text:list>
            <text:list-header>
              <text:p text:style-name="P1">function [ err] = multiclass_error(y_pred,y_true)</text:p>
            </text:list-header>
            <text:list-item>
              <text:p text:style-name="P1">%This function computes the multiclass error between predicted lables</text:p>
            </text:list-item>
            <text:list-item>
              <text:p text:style-name="P1">%y_pred and actual lables y_true. </text:p>
            </text:list-item>
            <text:list-item>
              <text:p text:style-name="P1"></text:p>
            </text:list-item>
            <text:list-item>
              <text:p text:style-name="P1">%y_pred - Predicted lables (m*1 vector whose each entry belongs to the set {0,1,2,3,4,5,6,7,8,9}</text:p>
            </text:list-item>
            <text:list-item>
              <text:p text:style-name="P1">%y_true - True lables (m*1 vector whose each entry belongs to the set {0,1,2,3,4,5,6,7,8,9}</text:p>
            </text:list-item>
            <text:list-item>
              <text:p text:style-name="P1"></text:p>
            </text:list-item>
            <text:list-item>
              <text:p text:style-name="P1">%Output</text:p>
            </text:list-item>
            <text:list-item>
              <text:p text:style-name="P1">%err - Fraction of data instances where y_pred and y_true do not match.</text:p>
            </text:list-item>
            <text:list-item>
              <text:p text:style-name="P1"></text:p>
            </text:list-item>
            <text:list-item>
              <text:p text:style-name="P1">len = (length(y_pred));</text:p>
            </text:list-item>
            <text:list-item>
              <text:p text:style-name="P1">err = length(find(y_pred ~= y_true))/len;</text:p>
            </text:list-item>
            <text:list-item>
              <text:p text:style-name="P1">end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ndrahas </meta:initial-creator>
    <meta:creation-date>2012-02-07T08:57:46</meta:creation-date>
    <dc:date>2012-02-07T09:32:41</dc:date>
    <dc:creator>Chandrahas </dc:creator>
    <meta:editing-duration>PT00H34M57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5" meta:paragraph-count="181" meta:word-count="731" meta:character-count="4751"/>
  </office:meta>
</office:document-meta>
</file>